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C0000011660AEF4DF35458FC6.png" manifest:media-type="image/png"/>
  <manifest:file-entry manifest:full-path="Pictures/10000201000002FC000002024E37EDFE56EFF627.png" manifest:media-type="image/png"/>
  <manifest:file-entry manifest:full-path="Pictures/1000020100000350000001D4BC577FCC9332E6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df9" officeooo:paragraph-rsid="000cbdf9"/>
    </style:style>
    <style:style style:name="P2" style:family="paragraph" style:parent-style-name="Standard">
      <style:paragraph-properties fo:text-align="start" style:justify-single-word="false"/>
      <style:text-properties officeooo:rsid="000cbdf9" officeooo:paragraph-rsid="000cbdf9"/>
    </style:style>
    <style:style style:name="P3" style:family="paragraph" style:parent-style-name="Standard">
      <style:paragraph-properties fo:text-align="start" style:justify-single-word="false"/>
      <style:text-properties officeooo:rsid="000cbdf9" officeooo:paragraph-rsid="000cbd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du devoir maison : exercice 72 p 51</text:p>
      <text:p text:style-name="P1"/>
      <text:p text:style-name="P1"/>
      <text:p text:style-name="P2"><draw:frame draw:style-name="fr2" draw:name="Image1" text:anchor-type="paragraph" svg:width="15.434cm" svg:height="10.384cm" draw:z-index="0"><draw:image xlink:href="Pictures/10000201000002FC000002024E37EDFE56EFF627.png" xlink:type="simple" xlink:show="embed" xlink:actuate="onLoad" loext:mime-type="image/png"/></draw:frame><draw:frame draw:style-name="fr1" draw:name="Image2" text:anchor-type="paragraph" svg:x="-0.026cm" svg:y="10.509cm" svg:width="8.872cm" svg:height="5.763cm" draw:z-index="1"><draw:image xlink:href="Pictures/10000201000001AC0000011660AEF4DF35458FC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-0.238cm" svg:y="1.619cm" svg:width="17cm" svg:height="9.382cm" draw:z-index="2"><draw:image xlink:href="Pictures/1000020100000350000001D4BC577FCC9332E60A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2:15:37.618000000</meta:creation-date>
    <dc:date>2020-09-09T15:28:51.435000000</dc:date>
    <meta:editing-duration>PT19M44S</meta:editing-duration>
    <meta:editing-cycles>2</meta:editing-cycles>
    <meta:generator>LibreOffice/6.4.2.2$Windows_X86_64 LibreOffice_project/4e471d8c02c9c90f512f7f9ead8875b57fcb1ec3</meta:generator>
    <meta:document-statistic meta:table-count="0" meta:image-count="3" meta:object-count="0" meta:page-count="1" meta:paragraph-count="1" meta:word-count="9" meta:character-count="46" meta:non-whitespace-character-count="38"/>
  </office:meta>
</office:document-meta>
</file>